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cf295" officeooo:paragraph-rsid="001cf295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1cf295" officeooo:paragraph-rsid="0021e55e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1cf295" officeooo:paragraph-rsid="0023afc9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1cf295" officeooo:paragraph-rsid="00258fff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1cf295" officeooo:paragraph-rsid="0027d4fa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normal" officeooo:rsid="0027d4fa" officeooo:paragraph-rsid="0027d4fa" style:font-size-asian="15pt" style:font-weight-asian="normal" style:font-size-complex="15pt" style:font-weight-complex="normal"/>
    </style:style>
    <style:style style:name="P7" style:family="paragraph" style:parent-style-name="Standard">
      <style:text-properties fo:font-size="12pt" fo:font-weight="normal" officeooo:rsid="001cf295" officeooo:paragraph-rsid="001cf295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cf295" officeooo:paragraph-rsid="001eb334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bold" officeooo:rsid="001cf295" officeooo:paragraph-rsid="0023afc9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normal" officeooo:rsid="001eb334" officeooo:paragraph-rsid="001eb334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23afc9" officeooo:paragraph-rsid="0021e55e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cf295" officeooo:paragraph-rsid="001cf295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27d4fa" officeooo:paragraph-rsid="0027d4fa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cf295" officeooo:paragraph-rsid="001cf295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3pt" fo:font-weight="bold" officeooo:rsid="0023afc9" officeooo:paragraph-rsid="0023afc9" style:font-size-asian="13pt" style:font-weight-asian="bold" style:font-size-complex="13pt" style:font-weight-complex="bold"/>
    </style:style>
    <style:style style:name="P16" style:family="paragraph" style:parent-style-name="Standard">
      <style:text-properties fo:font-size="15pt" fo:font-weight="bold" officeooo:rsid="001cf295" officeooo:paragraph-rsid="0027d4fa" style:font-size-asian="15pt" style:font-weight-asian="bold" style:font-size-complex="15pt" style:font-weight-complex="bold"/>
    </style:style>
    <style:style style:name="P17" style:family="paragraph" style:parent-style-name="Standard">
      <style:text-properties fo:font-size="15pt" fo:font-weight="bold" officeooo:rsid="001cf295" officeooo:paragraph-rsid="0031e3c7" style:font-size-asian="15pt" style:font-weight-asian="bold" style:font-size-complex="15pt" style:font-weight-complex="bold"/>
    </style:style>
    <style:style style:name="P18" style:family="paragraph" style:parent-style-name="Standard">
      <style:text-properties fo:font-size="15pt" fo:font-weight="bold" officeooo:rsid="001cf295" officeooo:paragraph-rsid="003374a3" style:font-size-asian="15pt" style:font-weight-asian="bold" style:font-size-complex="15pt" style:font-weight-complex="bold"/>
    </style:style>
    <style:style style:name="P19" style:family="paragraph" style:parent-style-name="Standard">
      <style:text-properties fo:font-size="15pt" fo:font-weight="bold" officeooo:rsid="001cf295" officeooo:paragraph-rsid="001cf295" style:font-size-asian="15pt" style:font-weight-asian="bold" style:font-size-complex="15pt" style:font-weight-complex="bold"/>
    </style:style>
    <style:style style:name="P20" style:family="paragraph" style:parent-style-name="Standard">
      <style:text-properties fo:font-size="15pt" fo:font-weight="bold" officeooo:rsid="00398d3e" officeooo:paragraph-rsid="00398d3e" style:font-size-asian="15pt" style:font-weight-asian="bold" style:font-size-complex="15pt" style:font-weight-complex="bold"/>
    </style:style>
    <style:style style:name="P21" style:family="paragraph" style:parent-style-name="Standard">
      <style:text-properties fo:font-size="15pt" fo:font-weight="bold" officeooo:rsid="0039db51" officeooo:paragraph-rsid="0039db51" style:font-size-asian="15pt" style:font-weight-asian="bold" style:font-size-complex="15pt" style:font-weight-complex="bold"/>
    </style:style>
    <style:style style:name="P22" style:family="paragraph" style:parent-style-name="Standard">
      <style:text-properties fo:font-size="15pt" fo:font-weight="bold" officeooo:rsid="003bb26b" officeooo:paragraph-rsid="003bb26b" style:font-size-asian="15pt" style:font-weight-asian="bold" style:font-size-complex="15pt" style:font-weight-complex="bold"/>
    </style:style>
    <style:style style:name="P23" style:family="paragraph" style:parent-style-name="Standard">
      <style:text-properties fo:font-size="15pt" fo:font-weight="normal" officeooo:rsid="0027d4fa" officeooo:paragraph-rsid="0027d4fa" style:font-size-asian="15pt" style:font-weight-asian="normal" style:font-size-complex="15pt" style:font-weight-complex="normal"/>
    </style:style>
    <style:style style:name="P24" style:family="paragraph" style:parent-style-name="Standard">
      <style:text-properties officeooo:paragraph-rsid="0027d4fa"/>
    </style:style>
    <style:style style:name="P25" style:family="paragraph" style:parent-style-name="Standard">
      <style:text-properties officeooo:paragraph-rsid="002faed3"/>
    </style:style>
    <style:style style:name="P26" style:family="paragraph" style:parent-style-name="Standard">
      <style:text-properties fo:font-size="18pt" fo:font-weight="bold" officeooo:rsid="00398d3e" officeooo:paragraph-rsid="00398d3e" style:font-size-asian="18pt" style:font-weight-asian="bold" style:font-size-complex="18pt" style:font-weight-complex="bold"/>
    </style:style>
    <style:style style:name="T1" style:family="text">
      <style:text-properties officeooo:rsid="001eb334"/>
    </style:style>
    <style:style style:name="T2" style:family="text">
      <style:text-properties officeooo:rsid="001fe7d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b334" style:font-weight-asian="bold" style:font-weight-complex="bold"/>
    </style:style>
    <style:style style:name="T5" style:family="text">
      <style:text-properties fo:font-weight="bold" officeooo:rsid="001fe7d7" style:font-weight-asian="bold" style:font-weight-complex="bold"/>
    </style:style>
    <style:style style:name="T6" style:family="text">
      <style:text-properties fo:font-weight="bold" officeooo:rsid="0021b342" style:font-weight-asian="bold" style:font-weight-complex="bold"/>
    </style:style>
    <style:style style:name="T7" style:family="text">
      <style:text-properties fo:font-weight="bold" officeooo:rsid="003628cf" style:font-weight-asian="bold" style:font-weight-complex="bold"/>
    </style:style>
    <style:style style:name="T8" style:family="text">
      <style:text-properties fo:font-size="12pt" fo:font-weight="normal" officeooo:rsid="0023afc9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27aafb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31e3c7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3374a3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34dad9" style:font-size-asian="12pt" style:font-weight-asian="normal" style:font-size-complex="12pt" style:font-weight-complex="normal"/>
    </style:style>
    <style:style style:name="T13" style:family="text">
      <style:text-properties fo:font-size="12pt" fo:font-weight="normal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258fff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26e7e1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2783c1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29663f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2ace60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2d53e2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2e0511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2e4c9f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2faed3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312df4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3163f2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36de61" style:font-size-asian="10.5pt" style:font-weight-asian="normal" style:font-size-complex="12pt" style:font-weight-complex="normal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2pt" officeooo:rsid="0023afc9" style:font-size-asian="12pt" style:font-size-complex="12pt"/>
    </style:style>
    <style:style style:name="T28" style:family="text">
      <style:text-properties fo:font-size="12pt" officeooo:rsid="0027aafb" style:font-size-asian="12pt" style:font-size-complex="12pt"/>
    </style:style>
    <style:style style:name="T29" style:family="text">
      <style:text-properties fo:font-size="12pt" officeooo:rsid="0031e3c7" style:font-size-asian="12pt" style:font-size-complex="12pt"/>
    </style:style>
    <style:style style:name="T30" style:family="text">
      <style:text-properties fo:font-size="12pt" officeooo:rsid="003374a3" style:font-size-asian="12pt" style:font-size-complex="12pt"/>
    </style:style>
    <style:style style:name="T31" style:family="text">
      <style:text-properties fo:font-size="12pt" style:font-size-asian="10.5pt" style:font-size-complex="12pt"/>
    </style:style>
    <style:style style:name="T32" style:family="text">
      <style:text-properties fo:font-size="12pt" officeooo:rsid="00258fff" style:font-size-asian="10.5pt" style:font-size-complex="12pt"/>
    </style:style>
    <style:style style:name="T33" style:family="text">
      <style:text-properties fo:font-size="12pt" officeooo:rsid="0026e7e1" style:font-size-asian="10.5pt" style:font-size-complex="12pt"/>
    </style:style>
    <style:style style:name="T34" style:family="text">
      <style:text-properties fo:font-size="12pt" officeooo:rsid="002783c1" style:font-size-asian="10.5pt" style:font-size-complex="12pt"/>
    </style:style>
    <style:style style:name="T35" style:family="text">
      <style:text-properties fo:font-size="12pt" officeooo:rsid="0027d4fa" style:font-size-asian="10.5pt" style:font-size-complex="12pt"/>
    </style:style>
    <style:style style:name="T36" style:family="text">
      <style:text-properties fo:font-size="12pt" officeooo:rsid="0029663f" style:font-size-asian="10.5pt" style:font-size-complex="12pt"/>
    </style:style>
    <style:style style:name="T37" style:family="text">
      <style:text-properties fo:font-size="12pt" officeooo:rsid="002d53e2" style:font-size-asian="10.5pt" style:font-size-complex="12pt"/>
    </style:style>
    <style:style style:name="T38" style:family="text">
      <style:text-properties fo:font-size="12pt" officeooo:rsid="002e0511" style:font-size-asian="10.5pt" style:font-size-complex="12pt"/>
    </style:style>
    <style:style style:name="T39" style:family="text">
      <style:text-properties fo:font-size="12pt" officeooo:rsid="002e4c9f" style:font-size-asian="10.5pt" style:font-size-complex="12pt"/>
    </style:style>
    <style:style style:name="T40" style:family="text">
      <style:text-properties fo:font-size="12pt" fo:font-weight="bold" officeooo:rsid="002e4c9f" style:font-size-asian="10.5pt" style:font-weight-asian="bold" style:font-size-complex="12pt" style:font-weight-complex="bold"/>
    </style:style>
    <style:style style:name="T41" style:family="text">
      <style:text-properties fo:font-size="12pt" fo:font-weight="bold" officeooo:rsid="002faed3" style:font-size-asian="10.5pt" style:font-weight-asian="bold" style:font-size-complex="12pt" style:font-weight-complex="bold"/>
    </style:style>
    <style:style style:name="T42" style:family="text">
      <style:text-properties officeooo:rsid="0021b342"/>
    </style:style>
    <style:style style:name="T43" style:family="text">
      <style:text-properties officeooo:rsid="0021e55e"/>
    </style:style>
    <style:style style:name="T44" style:family="text">
      <style:text-properties officeooo:rsid="0023afc9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23afc9" style:font-weight-asian="normal" style:font-weight-complex="normal"/>
    </style:style>
    <style:style style:name="T47" style:family="text">
      <style:text-properties fo:font-weight="normal" officeooo:rsid="0036de61" style:font-weight-asian="normal" style:font-weight-complex="normal"/>
    </style:style>
    <style:style style:name="T48" style:family="text">
      <style:text-properties fo:font-size="13pt" officeooo:rsid="0023afc9" style:font-size-asian="13pt" style:font-size-complex="13pt"/>
    </style:style>
    <style:style style:name="T49" style:family="text">
      <style:text-properties fo:font-size="13pt" officeooo:rsid="00258fff" style:font-size-asian="13pt" style:font-size-complex="13pt"/>
    </style:style>
    <style:style style:name="T50" style:family="text">
      <style:text-properties fo:font-size="13pt" officeooo:rsid="0027d4fa" style:font-size-asian="13pt" style:font-size-complex="13pt"/>
    </style:style>
    <style:style style:name="T51" style:family="text">
      <style:text-properties officeooo:rsid="002b667b"/>
    </style:style>
    <style:style style:name="T52" style:family="text">
      <style:text-properties officeooo:rsid="002d53e2"/>
    </style:style>
    <style:style style:name="T53" style:family="text">
      <style:text-properties officeooo:rsid="0031e3c7"/>
    </style:style>
    <style:style style:name="T54" style:family="text">
      <style:text-properties officeooo:rsid="003374a3"/>
    </style:style>
    <style:style style:name="T55" style:family="text">
      <style:text-properties officeooo:rsid="003628cf"/>
    </style:style>
    <style:style style:name="T56" style:family="text">
      <style:text-properties officeooo:rsid="0036de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cesoBaseDataGridView: <text:span text:style-name="T44">(subir a github)</text:span></text:p>
      <text:p text:style-name="P1"/>
      <text:p text:style-name="P7"><text:tab/><text:span text:style-name="T3">Conectar_click</text:span></text:p>
      <text:p text:style-name="P8"><text:tab/><text:span text:style-name="T3">Cargar_click :</text:span> </text:p>
      <text:p text:style-name="P8"><text:tab/><text:tab/>cargamos el DataGridView con los datos de nuestr o DataSet()</text:p>
      <text:p text:style-name="P8"><text:tab/><text:span text:style-name="T4">Guardar</text:span><text:span text:style-name="T1">: </text:span></text:p>
      <text:p text:style-name="P10"><text:tab/><text:tab/>guarda los cambios realizados previamente por otra accion</text:p>
      <text:p text:style-name="P7"><text:tab/><text:span text:style-name="T4">DataGridView_CellClick:</text:span></text:p>
      <text:p text:style-name="P7"><text:tab/><text:tab/><text:span text:style-name="T1">rellena el formulario, con los datos de la fila de cualquier celda que se ha <text:tab/><text:tab/><text:tab/><text:tab/>seleccionado.</text:span></text:p>
      <text:p text:style-name="P7"><text:tab/><text:span text:style-name="T5">btnRecorrer_click:</text:span><text:span text:style-name="T2"> Recorre cada celda del DataGridView y muestra el contenido</text:span></text:p>
      <text:p text:style-name="P7"><text:tab/><text:span text:style-name="T5">btnMostrarNombre_Click</text:span><text:span text:style-name="T2">: Recorre cada celda del DataGridView cuy</text:span><text:span text:style-name="T42">o</text:span><text:span text:style-name="T2"> nombre de <text:tab/><text:tab/><text:tab/>columna sea “nombre”.</text:span></text:p>
      <text:p text:style-name="P7"><text:span text:style-name="T3"><text:tab/></text:span><text:span text:style-name="T6">InsertarDDBB_click: </text:span><text:span text:style-name="T42">Inserta nombre, dirección y telefono en la base de datos haciendo la <text:tab/><text:tab/><text:tab/><text:tab/>minima comprobación.</text:span></text:p>
      <text:p text:style-name="P7"/>
      <text:p text:style-name="P7"><text:tab/></text:p>
      <text:p text:style-name="P7"/>
      <text:p text:style-name="P2"><text:span text:style-name="T43">GestiónTabacaleraDDBB</text:span>:</text:p>
      <text:p text:style-name="P6">GroupBox, <text:span text:style-name="T51">CDbl, CInt, </text:span><text:span text:style-name="T52">NumericUpDow, </text:span></text:p>
      <text:p text:style-name="P6"/>
      <text:p text:style-name="P2"><text:span text:style-name="T48">Module</text:span><text:span text:style-name="T27">: </text:span><text:span text:style-name="T8">Uso de módule para interactuar con varias ventanas.</text:span></text:p>
      <text:p text:style-name="P2"><text:span text:style-name="T8"/></text:p>
      <text:p text:style-name="P5"><text:span text:style-name="T48">Form</text:span><text:span text:style-name="T50">1</text:span><text:span text:style-name="T48">: </text:span></text:p>
      <text:p text:style-name="P5"><text:span text:style-name="T8"><text:tab/></text:span><text:span text:style-name="T32">Form</text:span><text:span text:style-name="T35">1</text:span><text:span text:style-name="T32">_Load: </text:span><text:span text:style-name="T14">Se realiza la conexión a la base de datas con DataSet().</text:span></text:p>
      <text:p text:style-name="P13"><text:tab/><text:tab/><text:tab/>- Se llama a LlenarComboBoxTabaqueras().</text:p>
      <text:p text:style-name="P5"><text:span text:style-name="T35"><text:tab/>CboxTabaqueras_SelectedIndexChanged: </text:span><text:span text:style-name="T17">Al seleccionar un elemento del comboBox, se <text:tab/><text:tab/><text:tab/>carga el ListBoxMarcas, con los elementos de la columna “Nombretb”.</text:span></text:p>
      <text:p text:style-name="P5"><text:span text:style-name="T17"><text:tab/></text:span><text:span text:style-name="T36"> LboxMarcas_SelectedIndexChanged: </text:span><text:span text:style-name="T18">Al seleccionar un elemento del ListBox, se rellenan <text:tab/><text:tab/><text:tab/>los campos de NºCigarrillos, Nicotina, Precio.</text:span></text:p>
      <text:p text:style-name="P5"><text:span text:style-name="T18"><text:tab/><text:tab/><text:tab/>- </text:span><text:span text:style-name="T19">Convierte un dato a Double para poder usarlo luego y almacena el resultado <text:tab/><text:tab/><text:tab/>en la variable.</text:span></text:p>
      <text:p text:style-name="P5"><text:span text:style-name="T37"><text:s/><text:tab/>btnRealizarPedido_Click: </text:span><text:span text:style-name="T19">Comprueba si el checkBox esta Checked.</text:span></text:p>
      <text:p text:style-name="P5"><text:span text:style-name="T19"><text:tab/><text:tab/><text:tab/>- </text:span><text:span text:style-name="T20">Inserta datos en el dataset y luego se actualiza la base de datos.</text:span></text:p>
      <text:p text:style-name="P5"><text:span text:style-name="T38"><text:tab/></text:span><text:span text:style-name="T39">btnBorrarPedido_Click: </text:span><text:span text:style-name="T21">Comprueba si esta seleccionado el elemento para borrarlo.</text:span></text:p>
      <text:p text:style-name="P25"><text:span text:style-name="T21"><text:tab/><text:tab/><text:tab/>- Si encuentra la fila cuyo id coincide con el seleccionado enLBoxPedidos, la <text:tab/><text:tab/><text:tab/>marca para eliminar.</text:span><text:span text:style-name="T40"><text:tab/><text:tab/><text:tab/><text:tab/><text:tab/><text:tab/><text:tab/><text:tab/><text:tab/><text:tab/><text:tab/><text:tab/><text:tab/></text:span></text:p>
      <text:p text:style-name="P25"><text:span text:style-name="T40"><text:tab/>LlenarComboBoxTabaqueras(): </text:span><text:span text:style-name="T22">Llena el comboBox con datos extraidos de odataset.</text:span></text:p>
      <text:p text:style-name="P25"><text:span text:style-name="T40"><text:tab/>LlenarListBoxMarcas(): </text:span><text:span text:style-name="T22">Igual que el anterior solo que en ListBox y de una tabla diferente.</text:span><text:span text:style-name="T41"><text:tab/>CargarIdPedidos(): </text:span><text:span text:style-name="T23">Carga el id de la tabla pedidos del dataset en el ListBox</text:span><text:span text:style-name="T21"><text:tab/><text:tab/></text:span><text:span text:style-name="T40"><text:tab/>SumarPedidos(): </text:span><text:span text:style-name="T24">Suma todos las filas de una columan sin llamar a SUM de SELECT</text:span><text:span text:style-name="T21"><text:tab/></text:span></text:p>
      <text:p text:style-name="P24"><text:span text:style-name="T21"/></text:p>
      <text:p text:style-name="P24"><text:span text:style-name="T21"><text:tab/></text:span></text:p>
      <text:p text:style-name="P5"><text:span text:style-name="T18"/></text:p>
      <text:p text:style-name="P15">Form2:</text:p>
      <text:p text:style-name="P9"><text:span text:style-name="T44"><text:tab/>btnGestion_Click y btnVenta_Click: </text:span><text:span text:style-name="T46">Cambiar de formularios</text:span></text:p>
      <text:p text:style-name="P9"><text:span text:style-name="T46"/></text:p>
      <text:p text:style-name="P15">Form3:</text:p>
      <text:p text:style-name="P3"><text:span text:style-name="T48"><text:tab/></text:span><text:span text:style-name="T27">Igual que el anterior: </text:span><text:span text:style-name="T8">Cambiar de formularios.</text:span></text:p>
      <text:p text:style-name="P3"><text:span text:style-name="T8"/></text:p>
      <text:p text:style-name="P4"><text:soft-page-break/><text:span text:style-name="T48">Form</text:span><text:span text:style-name="T49">4</text:span><text:span text:style-name="T48">:</text:span></text:p>
      <text:p text:style-name="P4"><text:span text:style-name="T48"><text:tab/></text:span><text:span text:style-name="T32">Form4_Load: </text:span><text:span text:style-name="T14">Se realiza la conexión a la base de datas con DataSet()</text:span></text:p>
      <text:p text:style-name="P4"><text:span text:style-name="T14"><text:tab/></text:span><text:span text:style-name="T33">btnAltaTabaquera_Click</text:span><text:span text:style-name="T15">: Insertar datos en la Base de Datos comprobando si hay <text:tab/>duplicidad,</text:span></text:p>
      <text:p text:style-name="P4"><text:span text:style-name="T15"><text:tab/></text:span><text:span text:style-name="T34">btnAltaMarca_Click: </text:span><text:span text:style-name="T16">Insertar datos en la Base de Datos comprobando duplicidades</text:span></text:p>
      <text:p text:style-name="P3"><text:span text:style-name="T27"><text:tab/></text:span><text:span text:style-name="T28">btnVolver_Click:</text:span><text:span text:style-name="T9"> Cambiamos al formulario de inicio.</text:span></text:p>
      <text:p text:style-name="P9"><text:tab/></text:p>
      <text:p text:style-name="P11"><text:tab/></text:p>
      <text:p text:style-name="P2"><text:span text:style-name="T8"/></text:p>
      <text:p text:style-name="P17">AccesoBaseDatosSC:</text:p>
      <text:p text:style-name="P17"><text:tab/><text:span text:style-name="T26">btnFiltrar_Click: </text:span><text:span text:style-name="T10">Filtramos un elemento.</text:span></text:p>
      <text:p text:style-name="P17"><text:span text:style-name="T29"><text:tab/>btnModificar_Click: </text:span><text:span text:style-name="T10">Hacemos un update en el dataset.</text:span></text:p>
      <text:p text:style-name="P17"><text:span text:style-name="T29"><text:tab/>btnEliminar_Click: </text:span><text:span text:style-name="T10">Eliminamos un elemento</text:span></text:p>
      <text:p text:style-name="P17"><text:span text:style-name="T10"><text:tab/></text:span><text:span text:style-name="T29">btnInsertar_Click: </text:span><text:span text:style-name="T10">Insertamos un elemento en la tabla.</text:span></text:p>
      <text:p text:style-name="P17"><text:span text:style-name="T10"/></text:p>
      <text:p text:style-name="P18"><text:span text:style-name="T54">Controles Dialogos</text:span><text:span text:style-name="T53">:</text:span><text:span text:style-name="T54">(Usa los dialogs para dar cierto formato)</text:span></text:p>
      <text:p text:style-name="P17"><text:span text:style-name="T10"><text:tab/></text:span><text:span text:style-name="T29">btnColorFondo_Click: </text:span><text:span text:style-name="T11">Cambia el color del fondo de pantalla.</text:span></text:p>
      <text:p text:style-name="P17"><text:span text:style-name="T30"><text:tab/>btnColorLetra_Click: </text:span><text:span text:style-name="T11">Cambia el color de la letra.</text:span></text:p>
      <text:p text:style-name="P17"><text:span text:style-name="T11"><text:tab/></text:span><text:span text:style-name="T30">btnTipoLetra_Click: </text:span><text:span text:style-name="T11">Cambie el tipo de letra del texto.</text:span></text:p>
      <text:p text:style-name="P17"><text:span text:style-name="T30"><text:tab/>btnImagen_Click: </text:span><text:span text:style-name="T12">Permita seleccionar una imagen desde la carpeta que deseemos. </text:span></text:p>
      <text:p text:style-name="P7"><text:s/></text:p>
      <text:p text:style-name="P1">EjecutarAppCargarSalvarControDialog</text:p>
      <text:p text:style-name="P1"><text:tab/><text:span text:style-name="T45">RichTextBox1</text:span></text:p>
      <text:p text:style-name="P1"/>
      <text:p text:style-name="P14"><text:tab/><text:span text:style-name="T3">Button1_Click: </text:span><text:span text:style-name="T55">Abre un fichero del sistema.</text:span></text:p>
      <text:p text:style-name="P14"><text:tab/><text:span text:style-name="T3">Button</text:span><text:span text:style-name="T7">2</text:span><text:span text:style-name="T3">_Click: </text:span><text:span text:style-name="T55">Carga un fichero y lo muestra en el </text:span></text:p>
      <text:p text:style-name="P14"><text:span text:style-name="T3"><text:tab/>Button</text:span><text:span text:style-name="T7">3</text:span><text:span text:style-name="T3">_Click: </text:span><text:span text:style-name="T55">Guarda un fichero en la ubicacion que le digamos.</text:span></text:p>
      <text:p text:style-name="P14"/>
      <text:p text:style-name="P1">BuscarPalabrasCoincidencias ControlDialog: </text:p>
      <text:p text:style-name="P1"><text:span text:style-name="T25"><text:tab/>Aplicación que busca una palabra o frase en un parrafo o texto.</text:span></text:p>
      <text:p text:style-name="P1"><text:span text:style-name="T25"/></text:p>
      <text:p text:style-name="P26"><text:span text:style-name="T56">P</text:span>rimer Trimestre</text:p>
      <text:p text:style-name="P20">Aparcamiento:<text:span text:style-name="T13"> </text:span></text:p>
      <text:p text:style-name="P20"><text:span text:style-name="T13"><text:tab/>If Integer.TryParse(txtCalle.Text, calle) AndAlso Integer.TryParse(txtPlaza.Text, plaza) Then</text:span></text:p>
      <text:p text:style-name="P20"><text:span text:style-name="T13"/></text:p>
      <text:p text:style-name="P21">Prestamo Vista Alegre:</text:p>
      <text:p text:style-name="P21"><text:tab/><text:span text:style-name="T13">If txtCapital.Text &lt;&gt; "" AndAlso Double.TryParse(txtCapital.Text, capital) AndAlso txtInteres.Text &lt;&gt; "" AndAlso Double.TryParse(txtInteres.Text, interes) Then</text:span></text:p>
      <text:p text:style-name="P21"><text:span text:style-name="T13"/></text:p>
      <text:p text:style-name="P22">ListBoxSaludos<text:span text:style-name="T13">:</text:span></text:p>
      <text:p text:style-name="P22"><text:span text:style-name="T13"><text:tab/>If ListBox1.SelectedItem IsNot Nothing The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5T04:22:55.734063652</meta:creation-date>
    <dc:date>2025-02-25T12:31:44.327512032</dc:date>
    <meta:editing-duration>PT2H57M35S</meta:editing-duration>
    <meta:editing-cycles>22</meta:editing-cycles>
    <meta:generator>LibreOffice/24.2.7.2$Linux_X86_64 LibreOffice_project/420$Build-2</meta:generator>
    <meta:document-statistic meta:table-count="0" meta:image-count="0" meta:object-count="0" meta:page-count="2" meta:paragraph-count="64" meta:word-count="453" meta:character-count="3513" meta:non-whitespace-character-count="3010"/>
  </office:meta>
</office:document-meta>
</file>